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2025-01-07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2024-01-04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2023-01-05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2022-01-03 2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2021-01-0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2020-01-07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2019-01-30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2018-01-03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2017-01-10 22:02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2016-01-08 19:04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2015-01-08 15:56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2014-01-10 18:1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2013-01-09 14:40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2012-01-06 15:24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2011-01-06 16:17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2010-01-07 19:44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2009-01-06 19:50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2008-01-15 15:33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200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2006-01-06 20:07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2005-01-07 21:36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2004-01-16 18:00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2003-01-08 16:40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2002-01-14 21:59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2001-01-10 16:28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1999-01-04 23:43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199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199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1994-09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199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1993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1993-04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199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1992-06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199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199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1991-06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826100575701</text:p>
          </table:table-cell>
          <table:table-cell office:value-type="string" calcext:value-type="string">
            <text:p>199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